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000000" loext:opacity="100%" style:font-name="Arial" fo:font-size="16pt" style:font-size-asian="16pt" style:font-size-complex="16pt"/>
    </style:style>
    <style:style style:name="P2" style:family="paragraph" style:parent-style-name="Standard">
      <style:text-properties fo:color="#000000" loext:opacity="100%" style:font-name="Arial"/>
    </style:style>
    <style:style style:name="P3" style:family="paragraph" style:parent-style-name="Standard">
      <style:text-properties fo:color="#000000" loext:opacity="100%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color="#000000" loext:opacity="100%" style:font-name="Arial" officeooo:paragraph-rsid="0016b822"/>
    </style:style>
    <style:style style:name="P5" style:family="paragraph" style:parent-style-name="Standard">
      <style:paragraph-properties fo:break-before="page"/>
      <style:text-properties fo:color="#000000" loext:opacity="100%" style:font-name="Arial"/>
    </style:style>
    <style:style style:name="T1" style:family="text">
      <style:text-properties officeooo:rsid="0016b822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álisis de una Profesión y sus Competencias Digitales</text:h>
      <text:p text:style-name="P2"/>
      <text:p text:style-name="P2">Nombre del alumno/a: ____________<text:span text:style-name="T1">______</text:span>________________________ Fecha: __<text:span text:style-name="T1">________</text:span>_</text:p>
      <text:p text:style-name="P2"/>
      <text:p text:style-name="P2">Nombre de la profesión: __________________________________________________________</text:p>
      <text:p text:style-name="P2"/>
      <text:p text:style-name="P2">¿Es una profesión convencional o emergente?</text:p>
      <text:p text:style-name="P2">☐ Convencional <text:s text:c="7"/>☐ Emergente</text:p>
      <text:p text:style-name="P2"/>
      <text:p text:style-name="P3">Descripción breve de la profesión:</text:p>
      <text:p text:style-name="P2">(¿Qué hace una persona que trabaja en esta profesión?)</text:p>
      <text:p text:style-name="P2">_________________________________________________<text:span text:style-name="T1">____________________</text:span>_________</text:p>
      <text:p text:style-name="P4">_________________________________________________<text:span text:style-name="T1">____________________</text:span>_________</text:p>
      <text:p text:style-name="P4">_________________________________________________<text:span text:style-name="T1">____________________</text:span>_________</text:p>
      <text:p text:style-name="P4"/>
      <text:p text:style-name="P3">Herramientas digitales que utiliza:</text:p>
      <text:p text:style-name="P2">(Por ejemplo: programas, apps, redes sociales, máquinas digitales…)</text:p>
      <text:p text:style-name="P4">• _________________________________________________<text:span text:style-name="T1">____________________</text:span>_________</text:p>
      <text:p text:style-name="P4">• _________________________________________________<text:span text:style-name="T1">____________________</text:span>_________</text:p>
      <text:p text:style-name="P4">• _________________________________________________<text:span text:style-name="T1">____________________</text:span>_________</text:p>
      <text:p text:style-name="P2"/>
      <text:p text:style-name="P5"><text:span text:style-name="T2">Competencias digitales necesarias:</text:span></text:p>
      <text:p text:style-name="P2">(Menciona habilidades o conocimientos digitales importantes)</text:p>
      <text:p text:style-name="P2">☐ Buscar y analizar información en internet</text:p>
      <text:p text:style-name="P2">☐ Manejar programas específicos</text:p>
      <text:p text:style-name="P2">☐ Comunicarse de forma digital</text:p>
      <text:p text:style-name="P2">☐ Crear contenido digital</text:p>
      <text:p text:style-name="P2">☐ Usar datos o estadísticas</text:p>
      <text:p text:style-name="P2">☐ Proteger la privacidad y los datos</text:p>
      <text:p text:style-name="P2">☐ Otras: ____________________________________________</text:p>
      <text:p text:style-name="P2"/>
      <text:p text:style-name="P2">¿Por qué te parece interesante esta profesión?</text:p>
      <text:p text:style-name="P4">_________________________________________________<text:span text:style-name="T1">____________________</text:span>_________</text:p>
      <text:p text:style-name="P4">_________________________________________________<text:span text:style-name="T1">____________________</text:span>_________</text:p>
      <text:p text:style-name="P4">_________________________________________________<text:span text:style-name="T1">____________________</text:span>_________</text:p>
      <text:p text:style-name="P4">_________________________________________________<text:span text:style-name="T1">____________________</text:span>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5-07-18T07:22:21.373445803</dc:date>
    <meta:editing-duration>PT4M58S</meta:editing-duration>
    <meta:generator>LibreOffice/25.2.4.3$Linux_X86_64 LibreOffice_project/33e196637044ead23f5c3226cde09b47731f7e27</meta:generator>
    <meta:document-statistic meta:table-count="0" meta:image-count="0" meta:object-count="0" meta:page-count="2" meta:paragraph-count="29" meta:word-count="119" meta:character-count="1655" meta:non-whitespace-character-count="1558"/>
    <meta:user-defined meta:name="AppVersion">14.0000</meta:user-defined>
    <meta:template xlink:type="simple" xlink:actuate="onRequest" xlink:title="Normal.dotm" xlink:href=""/>
  </office:meta>
</office:document-meta>
</file>